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7.034cm"/>
    </style:style>
    <style:style style:name="Table1.B" style:family="table-column">
      <style:table-column-properties style:column-width="9.96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able Of Contents</text:p>
      <text:p text:style-name="P2"><draw:line text:anchor-type="paragraph" draw:z-index="0" draw:style-name="gr1" draw:text-style-name="P8" svg:x1="0.041cm" svg:y1="0.279cm" svg:x2="16.974cm" svg:y2="0.279cm"><text:p/></draw:lin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5">Page Number</text:p>
          </table:table-cell>
        </table:table-row>
        <table:table-row>
          <table:table-cell table:style-name="Table1.A2" office:value-type="string">
            <text:p text:style-name="P6"><text:text-input text:description="jooscript">${section.title}</text:text-input><text:script script:language="JOOScript">@table:table-row
[#list toc.section as section]

@/table:table-row
[/#list]</text:script></text:p>
          </table:table-cell>
          <table:table-cell table:style-name="Table1.B2" office:value-type="string">
            <text:p text:style-name="P7"><text:text-input text:description="jooscript">${section.pageNumber}</text:text-input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OReports 2.0 Table Of Contents Demo Header</text:p>
      </style:header>
      <style:footer>
        <text:p text:style-name="MP1">JOOReports 2.0 Table Of Contents Demo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0-11-22T14:04:07</dc:date>
    <dc:language>en-GB</dc:language>
    <meta:editing-cycles>97</meta:editing-cycles>
    <meta:editing-duration>PT03H00M16S</meta:editing-duration>
    <dc:creator>Tim Telcik</dc:creator>
    <meta:document-statistic meta:table-count="1" meta:image-count="0" meta:object-count="0" meta:page-count="1" meta:paragraph-count="7" meta:word-count="22" meta:character-count="159"/>
    <meta:user-defined meta:name="Info 1"/>
    <meta:user-defined meta:name="Info 2"/>
    <meta:user-defined meta:name="Info 3"/>
    <meta:user-defined meta:name="Info 4"/>
  </office:meta>
</office:document-meta>
</file>